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063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1.8055in"/>
    </style:style>
    <style:style style:name="co7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 style:data-style-name="N99"/>
    <style:style style:name="ce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/>
    <style:style style:name="ce10" style:family="table-cell" style:parent-style-name="Default" style:data-style-name="N168"/>
    <style:style style:name="ce11" style:family="table-cell" style:parent-style-name="Default" style:data-style-name="N177"/>
  </office:automatic-styles>
  <office:body>
    <office:spreadsheet>
      <table:calculation-settings table:case-sensitive="false" table:automatic-find-labels="false" table:use-regular-expressions="false" table:use-wildcards="true"/>
      <table:table table:name="energy_consumption_tim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4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otal final energy consumption by consuming sector (GWh)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Transport</text:p>
          </table:table-cell>
          <table:table-cell table:style-name="ce2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6118.79" calcext:value-type="float">
            <text:p>66118.79</text:p>
          </table:table-cell>
          <table:table-cell office:value-type="float" office:value="15572.61" calcext:value-type="float">
            <text:p>15572.61</text:p>
          </table:table-cell>
          <table:table-cell office:value-type="float" office:value="54105.09" calcext:value-type="float">
            <text:p>54105.09</text:p>
          </table:table-cell>
          <table:table-cell office:value-type="float" office:value="37493.66" calcext:value-type="float">
            <text:p>37493.66</text:p>
          </table:table-cell>
          <table:table-cell office:value-type="float" office:value="173290.15" calcext:value-type="float">
            <text:p>173290.15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1663.83" calcext:value-type="float">
            <text:p>61663.83</text:p>
          </table:table-cell>
          <table:table-cell office:value-type="float" office:value="14895.81" calcext:value-type="float">
            <text:p>14895.81</text:p>
          </table:table-cell>
          <table:table-cell table:style-name="Default" office:value-type="float" office:value="52953.7" calcext:value-type="float">
            <text:p>52953.7</text:p>
          </table:table-cell>
          <table:table-cell office:value-type="float" office:value="38507.32" calcext:value-type="float">
            <text:p>38507.32</text:p>
          </table:table-cell>
          <table:table-cell office:value-type="float" office:value="168020.67" calcext:value-type="float">
            <text:p>168020.67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0514.45" calcext:value-type="float">
            <text:p>60514.45</text:p>
          </table:table-cell>
          <table:table-cell office:value-type="float" office:value="14941.82" calcext:value-type="float">
            <text:p>14941.82</text:p>
          </table:table-cell>
          <table:table-cell office:value-type="float" office:value="52439.27" calcext:value-type="float">
            <text:p>52439.27</text:p>
          </table:table-cell>
          <table:table-cell office:value-type="float" office:value="39297.58" calcext:value-type="float">
            <text:p>39297.58</text:p>
          </table:table-cell>
          <table:table-cell office:value-type="float" office:value="167193.13" calcext:value-type="float">
            <text:p>167193.13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8961.88" calcext:value-type="float">
            <text:p>58961.88</text:p>
          </table:table-cell>
          <table:table-cell office:value-type="float" office:value="16245.39" calcext:value-type="float">
            <text:p>16245.39</text:p>
          </table:table-cell>
          <table:table-cell office:value-type="float" office:value="51366.96" calcext:value-type="float">
            <text:p>51366.96</text:p>
          </table:table-cell>
          <table:table-cell office:value-type="float" office:value="39033.31" calcext:value-type="float">
            <text:p>39033.31</text:p>
          </table:table-cell>
          <table:table-cell office:value-type="float" office:value="165607.53" calcext:value-type="float">
            <text:p>165607.53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Default" office:value-type="float" office:value="52696.8" calcext:value-type="float">
            <text:p>52696.8</text:p>
          </table:table-cell>
          <table:table-cell office:value-type="float" office:value="15414.32" calcext:value-type="float">
            <text:p>15414.32</text:p>
          </table:table-cell>
          <table:table-cell table:style-name="Default" office:value-type="float" office:value="49451.7" calcext:value-type="float">
            <text:p>49451.7</text:p>
          </table:table-cell>
          <table:table-cell office:value-type="float" office:value="38366.25" calcext:value-type="float">
            <text:p>38366.25</text:p>
          </table:table-cell>
          <table:table-cell office:value-type="float" office:value="155929.08" calcext:value-type="float">
            <text:p>155929.08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3499.78" calcext:value-type="float">
            <text:p>53499.78</text:p>
          </table:table-cell>
          <table:table-cell office:value-type="float" office:value="16577.94" calcext:value-type="float">
            <text:p>16577.94</text:p>
          </table:table-cell>
          <table:table-cell office:value-type="float" office:value="50301.27" calcext:value-type="float">
            <text:p>50301.27</text:p>
          </table:table-cell>
          <table:table-cell office:value-type="float" office:value="37653.72" calcext:value-type="float">
            <text:p>37653.72</text:p>
          </table:table-cell>
          <table:table-cell office:value-type="float" office:value="158032.71" calcext:value-type="float">
            <text:p>158032.71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3469.82" calcext:value-type="float">
            <text:p>53469.82</text:p>
          </table:table-cell>
          <table:table-cell office:value-type="float" office:value="15645.19" calcext:value-type="float">
            <text:p>15645.19</text:p>
          </table:table-cell>
          <table:table-cell office:value-type="float" office:value="47351.51" calcext:value-type="float">
            <text:p>47351.51</text:p>
          </table:table-cell>
          <table:table-cell office:value-type="float" office:value="37090.43" calcext:value-type="float">
            <text:p>37090.43</text:p>
          </table:table-cell>
          <table:table-cell office:value-type="float" office:value="153556.94" calcext:value-type="float">
            <text:p>153556.94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0956.28" calcext:value-type="float">
            <text:p>50956.28</text:p>
          </table:table-cell>
          <table:table-cell office:value-type="float" office:value="16411.16" calcext:value-type="float">
            <text:p>16411.16</text:p>
          </table:table-cell>
          <table:table-cell office:value-type="float" office:value="47322.56" calcext:value-type="float">
            <text:p>47322.56</text:p>
          </table:table-cell>
          <table:table-cell office:value-type="float" office:value="36893.45" calcext:value-type="float">
            <text:p>36893.45</text:p>
          </table:table-cell>
          <table:table-cell office:value-type="float" office:value="151583.45" calcext:value-type="float">
            <text:p>151583.45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8702.57" calcext:value-type="float">
            <text:p>48702.57</text:p>
          </table:table-cell>
          <table:table-cell office:value-type="float" office:value="16264.85" calcext:value-type="float">
            <text:p>16264.85</text:p>
          </table:table-cell>
          <table:table-cell office:value-type="float" office:value="47143.04" calcext:value-type="float">
            <text:p>47143.04</text:p>
          </table:table-cell>
          <table:table-cell office:value-type="float" office:value="36858.17" calcext:value-type="float">
            <text:p>36858.17</text:p>
          </table:table-cell>
          <table:table-cell office:value-type="float" office:value="148968.63" calcext:value-type="float">
            <text:p>148968.63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7426.84" calcext:value-type="float">
            <text:p>47426.84</text:p>
          </table:table-cell>
          <table:table-cell office:value-type="float" office:value="15422.04" calcext:value-type="float">
            <text:p>15422.04</text:p>
          </table:table-cell>
          <table:table-cell office:value-type="float" office:value="46579.95" calcext:value-type="float">
            <text:p>46579.95</text:p>
          </table:table-cell>
          <table:table-cell office:value-type="float" office:value="37473.45" calcext:value-type="float">
            <text:p>37473.45</text:p>
          </table:table-cell>
          <table:table-cell office:value-type="float" office:value="146902.28" calcext:value-type="float">
            <text:p>146902.28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5794.46" calcext:value-type="float">
            <text:p>45794.46</text:p>
          </table:table-cell>
          <table:table-cell office:value-type="float" office:value="16575.76" calcext:value-type="float">
            <text:p>16575.76</text:p>
          </table:table-cell>
          <table:table-cell office:value-type="float" office:value="44533.99" calcext:value-type="float">
            <text:p>44533.99</text:p>
          </table:table-cell>
          <table:table-cell office:value-type="float" office:value="37465.58" calcext:value-type="float">
            <text:p>37465.58</text:p>
          </table:table-cell>
          <table:table-cell office:value-type="float" office:value="144369.79" calcext:value-type="float">
            <text:p>144369.79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823.66" calcext:value-type="float">
            <text:p>46823.66</text:p>
          </table:table-cell>
          <table:table-cell office:value-type="float" office:value="16274.64" calcext:value-type="float">
            <text:p>16274.64</text:p>
          </table:table-cell>
          <table:table-cell office:value-type="float" office:value="44113.04" calcext:value-type="float">
            <text:p>44113.04</text:p>
          </table:table-cell>
          <table:table-cell office:value-type="float" office:value="37735.99" calcext:value-type="float">
            <text:p>37735.99</text:p>
          </table:table-cell>
          <table:table-cell office:value-type="float" office:value="144947.33" calcext:value-type="float">
            <text:p>144947.33</text:p>
          </table:table-cell>
          <table:table-cell table:number-columns-repeated="1018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Default" office:value-type="float" office:value="49096.7" calcext:value-type="float">
            <text:p>49096.7</text:p>
          </table:table-cell>
          <table:table-cell office:value-type="float" office:value="16371.27" calcext:value-type="float">
            <text:p>16371.27</text:p>
          </table:table-cell>
          <table:table-cell office:value-type="float" office:value="44719.53" calcext:value-type="float">
            <text:p>44719.53</text:p>
          </table:table-cell>
          <table:table-cell office:value-type="float" office:value="38838.97" calcext:value-type="float">
            <text:p>38838.97</text:p>
          </table:table-cell>
          <table:table-cell office:value-type="float" office:value="149026.47" calcext:value-type="float">
            <text:p>149026.4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seline 2005 - 2007</text:p>
          </table:table-cell>
          <table:table-cell table:style-name="Default" office:value-type="float" office:value="62765.6917436489" calcext:value-type="float">
            <text:p>62765.6917436489</text:p>
          </table:table-cell>
          <table:table-cell table:style-name="Default" office:value-type="float" office:value="15136.7447744754" calcext:value-type="float">
            <text:p>15136.7447744754</text:p>
          </table:table-cell>
          <table:table-cell table:style-name="Default" office:value-type="float" office:value="53166.0227858439" calcext:value-type="float">
            <text:p>53166.0227858439</text:p>
          </table:table-cell>
          <table:table-cell table:style-name="Default" office:value-type="float" office:value="38432.8539439999" calcext:value-type="float">
            <text:p>38432.8539439999</text:p>
          </table:table-cell>
          <table:table-cell table:style-name="Default" office:value-type="float" office:value="169501.313247968" calcext:value-type="float">
            <text:p>169501.313247968</text:p>
          </table:table-cell>
          <table:table-cell table:number-columns-repeated="1018"/>
        </table:table-row>
      </table:table>
      <table:table table:name="CSV_energy_consumption_time" table:style-name="ta2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2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Transport</text:p>
          </table:table-cell>
        </table:table-row>
        <table:table-row table:style-name="ro2">
          <table:table-cell table:style-name="ce5" table:formula="of:=[$energy_consumption_time.A3]" office:value-type="float" office:value="2005" calcext:value-type="float">
            <text:p>2005</text:p>
          </table:table-cell>
          <table:table-cell table:style-name="ce6" table:formula="of:=[$energy_consumption_time.F3]/1000" office:value-type="float" office:value="173.29015" calcext:value-type="float">
            <text:p>173.29</text:p>
          </table:table-cell>
          <table:table-cell table:style-name="ce6" table:formula="of:=[$energy_consumption_time.B3]/1000" office:value-type="float" office:value="66.11879" calcext:value-type="float">
            <text:p>66.12</text:p>
          </table:table-cell>
          <table:table-cell table:style-name="ce6" table:formula="of:=[$energy_consumption_time.C3]/1000" office:value-type="float" office:value="15.57261" calcext:value-type="float">
            <text:p>15.57</text:p>
          </table:table-cell>
          <table:table-cell table:style-name="ce6" table:formula="of:=[$energy_consumption_time.D3]/1000" office:value-type="float" office:value="54.10509" calcext:value-type="float">
            <text:p>54.11</text:p>
          </table:table-cell>
          <table:table-cell table:style-name="ce6" table:formula="of:=[$energy_consumption_time.E3]/1000" office:value-type="float" office:value="37.49366" calcext:value-type="float">
            <text:p>37.49</text:p>
          </table:table-cell>
        </table:table-row>
        <table:table-row table:style-name="ro2">
          <table:table-cell table:style-name="ce5" table:formula="of:=[$energy_consumption_time.A4]" office:value-type="float" office:value="2006" calcext:value-type="float">
            <text:p>2006</text:p>
          </table:table-cell>
          <table:table-cell table:style-name="ce6" table:formula="of:=[$energy_consumption_time.F4]/1000" office:value-type="float" office:value="168.02067" calcext:value-type="float">
            <text:p>168.02</text:p>
          </table:table-cell>
          <table:table-cell table:style-name="ce6" table:formula="of:=[$energy_consumption_time.B4]/1000" office:value-type="float" office:value="61.66383" calcext:value-type="float">
            <text:p>61.66</text:p>
          </table:table-cell>
          <table:table-cell table:style-name="ce6" table:formula="of:=[$energy_consumption_time.C4]/1000" office:value-type="float" office:value="14.89581" calcext:value-type="float">
            <text:p>14.90</text:p>
          </table:table-cell>
          <table:table-cell table:style-name="ce6" table:formula="of:=[$energy_consumption_time.D4]/1000" office:value-type="float" office:value="52.9537" calcext:value-type="float">
            <text:p>52.95</text:p>
          </table:table-cell>
          <table:table-cell table:style-name="ce6" table:formula="of:=[$energy_consumption_time.E4]/1000" office:value-type="float" office:value="38.50732" calcext:value-type="float">
            <text:p>38.51</text:p>
          </table:table-cell>
        </table:table-row>
        <table:table-row table:style-name="ro2">
          <table:table-cell table:style-name="ce5" table:formula="of:=[$energy_consumption_time.A5]" office:value-type="float" office:value="2007" calcext:value-type="float">
            <text:p>2007</text:p>
          </table:table-cell>
          <table:table-cell table:style-name="ce6" table:formula="of:=[$energy_consumption_time.F5]/1000" office:value-type="float" office:value="167.19313" calcext:value-type="float">
            <text:p>167.19</text:p>
          </table:table-cell>
          <table:table-cell table:style-name="ce6" table:formula="of:=[$energy_consumption_time.B5]/1000" office:value-type="float" office:value="60.51445" calcext:value-type="float">
            <text:p>60.51</text:p>
          </table:table-cell>
          <table:table-cell table:style-name="ce6" table:formula="of:=[$energy_consumption_time.C5]/1000" office:value-type="float" office:value="14.94182" calcext:value-type="float">
            <text:p>14.94</text:p>
          </table:table-cell>
          <table:table-cell table:style-name="ce6" table:formula="of:=[$energy_consumption_time.D5]/1000" office:value-type="float" office:value="52.43927" calcext:value-type="float">
            <text:p>52.44</text:p>
          </table:table-cell>
          <table:table-cell table:style-name="ce6" table:formula="of:=[$energy_consumption_time.E5]/1000" office:value-type="float" office:value="39.29758" calcext:value-type="float">
            <text:p>39.30</text:p>
          </table:table-cell>
        </table:table-row>
        <table:table-row table:style-name="ro2">
          <table:table-cell table:style-name="ce5" table:formula="of:=[$energy_consumption_time.A6]" office:value-type="float" office:value="2008" calcext:value-type="float">
            <text:p>2008</text:p>
          </table:table-cell>
          <table:table-cell table:style-name="ce6" table:formula="of:=[$energy_consumption_time.F6]/1000" office:value-type="float" office:value="165.60753" calcext:value-type="float">
            <text:p>165.61</text:p>
          </table:table-cell>
          <table:table-cell table:style-name="ce6" table:formula="of:=[$energy_consumption_time.B6]/1000" office:value-type="float" office:value="58.96188" calcext:value-type="float">
            <text:p>58.96</text:p>
          </table:table-cell>
          <table:table-cell table:style-name="ce6" table:formula="of:=[$energy_consumption_time.C6]/1000" office:value-type="float" office:value="16.24539" calcext:value-type="float">
            <text:p>16.25</text:p>
          </table:table-cell>
          <table:table-cell table:style-name="ce6" table:formula="of:=[$energy_consumption_time.D6]/1000" office:value-type="float" office:value="51.36696" calcext:value-type="float">
            <text:p>51.37</text:p>
          </table:table-cell>
          <table:table-cell table:style-name="ce6" table:formula="of:=[$energy_consumption_time.E6]/1000" office:value-type="float" office:value="39.03331" calcext:value-type="float">
            <text:p>39.03</text:p>
          </table:table-cell>
        </table:table-row>
        <table:table-row table:style-name="ro2">
          <table:table-cell table:style-name="ce5" table:formula="of:=[$energy_consumption_time.A7]" office:value-type="float" office:value="2009" calcext:value-type="float">
            <text:p>2009</text:p>
          </table:table-cell>
          <table:table-cell table:style-name="ce6" table:formula="of:=[$energy_consumption_time.F7]/1000" office:value-type="float" office:value="155.92908" calcext:value-type="float">
            <text:p>155.93</text:p>
          </table:table-cell>
          <table:table-cell table:style-name="ce6" table:formula="of:=[$energy_consumption_time.B7]/1000" office:value-type="float" office:value="52.6968" calcext:value-type="float">
            <text:p>52.70</text:p>
          </table:table-cell>
          <table:table-cell table:style-name="ce6" table:formula="of:=[$energy_consumption_time.C7]/1000" office:value-type="float" office:value="15.41432" calcext:value-type="float">
            <text:p>15.41</text:p>
          </table:table-cell>
          <table:table-cell table:style-name="ce6" table:formula="of:=[$energy_consumption_time.D7]/1000" office:value-type="float" office:value="49.4517" calcext:value-type="float">
            <text:p>49.45</text:p>
          </table:table-cell>
          <table:table-cell table:style-name="ce6" table:formula="of:=[$energy_consumption_time.E7]/1000" office:value-type="float" office:value="38.36625" calcext:value-type="float">
            <text:p>38.37</text:p>
          </table:table-cell>
        </table:table-row>
        <table:table-row table:style-name="ro2">
          <table:table-cell table:style-name="ce5" table:formula="of:=[$energy_consumption_time.A8]" office:value-type="float" office:value="2010" calcext:value-type="float">
            <text:p>2010</text:p>
          </table:table-cell>
          <table:table-cell table:style-name="ce6" table:formula="of:=[$energy_consumption_time.F8]/1000" office:value-type="float" office:value="158.03271" calcext:value-type="float">
            <text:p>158.03</text:p>
          </table:table-cell>
          <table:table-cell table:style-name="ce6" table:formula="of:=[$energy_consumption_time.B8]/1000" office:value-type="float" office:value="53.49978" calcext:value-type="float">
            <text:p>53.50</text:p>
          </table:table-cell>
          <table:table-cell table:style-name="ce6" table:formula="of:=[$energy_consumption_time.C8]/1000" office:value-type="float" office:value="16.57794" calcext:value-type="float">
            <text:p>16.58</text:p>
          </table:table-cell>
          <table:table-cell table:style-name="ce6" table:formula="of:=[$energy_consumption_time.D8]/1000" office:value-type="float" office:value="50.30127" calcext:value-type="float">
            <text:p>50.30</text:p>
          </table:table-cell>
          <table:table-cell table:style-name="ce6" table:formula="of:=[$energy_consumption_time.E8]/1000" office:value-type="float" office:value="37.65372" calcext:value-type="float">
            <text:p>37.65</text:p>
          </table:table-cell>
        </table:table-row>
        <table:table-row table:style-name="ro2">
          <table:table-cell table:style-name="ce5" table:formula="of:=[$energy_consumption_time.A9]" office:value-type="float" office:value="2011" calcext:value-type="float">
            <text:p>2011</text:p>
          </table:table-cell>
          <table:table-cell table:style-name="ce6" table:formula="of:=[$energy_consumption_time.F9]/1000" office:value-type="float" office:value="153.55694" calcext:value-type="float">
            <text:p>153.56</text:p>
          </table:table-cell>
          <table:table-cell table:style-name="ce6" table:formula="of:=[$energy_consumption_time.B9]/1000" office:value-type="float" office:value="53.46982" calcext:value-type="float">
            <text:p>53.47</text:p>
          </table:table-cell>
          <table:table-cell table:style-name="ce6" table:formula="of:=[$energy_consumption_time.C9]/1000" office:value-type="float" office:value="15.64519" calcext:value-type="float">
            <text:p>15.65</text:p>
          </table:table-cell>
          <table:table-cell table:style-name="ce6" table:formula="of:=[$energy_consumption_time.D9]/1000" office:value-type="float" office:value="47.35151" calcext:value-type="float">
            <text:p>47.35</text:p>
          </table:table-cell>
          <table:table-cell table:style-name="ce6" table:formula="of:=[$energy_consumption_time.E9]/1000" office:value-type="float" office:value="37.09043" calcext:value-type="float">
            <text:p>37.09</text:p>
          </table:table-cell>
        </table:table-row>
        <table:table-row table:style-name="ro2">
          <table:table-cell table:style-name="ce5" table:formula="of:=[$energy_consumption_time.A10]" office:value-type="float" office:value="2012" calcext:value-type="float">
            <text:p>2012</text:p>
          </table:table-cell>
          <table:table-cell table:style-name="ce6" table:formula="of:=[$energy_consumption_time.F10]/1000" office:value-type="float" office:value="151.58345" calcext:value-type="float">
            <text:p>151.58</text:p>
          </table:table-cell>
          <table:table-cell table:style-name="ce6" table:formula="of:=[$energy_consumption_time.B10]/1000" office:value-type="float" office:value="50.95628" calcext:value-type="float">
            <text:p>50.96</text:p>
          </table:table-cell>
          <table:table-cell table:style-name="ce6" table:formula="of:=[$energy_consumption_time.C10]/1000" office:value-type="float" office:value="16.41116" calcext:value-type="float">
            <text:p>16.41</text:p>
          </table:table-cell>
          <table:table-cell table:style-name="ce6" table:formula="of:=[$energy_consumption_time.D10]/1000" office:value-type="float" office:value="47.32256" calcext:value-type="float">
            <text:p>47.32</text:p>
          </table:table-cell>
          <table:table-cell table:style-name="ce6" table:formula="of:=[$energy_consumption_time.E10]/1000" office:value-type="float" office:value="36.89345" calcext:value-type="float">
            <text:p>36.89</text:p>
          </table:table-cell>
        </table:table-row>
        <table:table-row table:style-name="ro2">
          <table:table-cell table:style-name="ce5" table:formula="of:=[$energy_consumption_time.A11]" office:value-type="float" office:value="2013" calcext:value-type="float">
            <text:p>2013</text:p>
          </table:table-cell>
          <table:table-cell table:style-name="ce6" table:formula="of:=[$energy_consumption_time.F11]/1000" office:value-type="float" office:value="148.96863" calcext:value-type="float">
            <text:p>148.97</text:p>
          </table:table-cell>
          <table:table-cell table:style-name="ce6" table:formula="of:=[$energy_consumption_time.B11]/1000" office:value-type="float" office:value="48.70257" calcext:value-type="float">
            <text:p>48.70</text:p>
          </table:table-cell>
          <table:table-cell table:style-name="ce6" table:formula="of:=[$energy_consumption_time.C11]/1000" office:value-type="float" office:value="16.26485" calcext:value-type="float">
            <text:p>16.26</text:p>
          </table:table-cell>
          <table:table-cell table:style-name="ce6" table:formula="of:=[$energy_consumption_time.D11]/1000" office:value-type="float" office:value="47.14304" calcext:value-type="float">
            <text:p>47.14</text:p>
          </table:table-cell>
          <table:table-cell table:style-name="ce6" table:formula="of:=[$energy_consumption_time.E11]/1000" office:value-type="float" office:value="36.85817" calcext:value-type="float">
            <text:p>36.86</text:p>
          </table:table-cell>
        </table:table-row>
        <table:table-row table:style-name="ro2">
          <table:table-cell table:style-name="ce5" table:formula="of:=[$energy_consumption_time.A12]" office:value-type="float" office:value="2014" calcext:value-type="float">
            <text:p>2014</text:p>
          </table:table-cell>
          <table:table-cell table:style-name="ce6" table:formula="of:=[$energy_consumption_time.F12]/1000" office:value-type="float" office:value="146.90228" calcext:value-type="float">
            <text:p>146.90</text:p>
          </table:table-cell>
          <table:table-cell table:style-name="ce6" table:formula="of:=[$energy_consumption_time.B12]/1000" office:value-type="float" office:value="47.42684" calcext:value-type="float">
            <text:p>47.43</text:p>
          </table:table-cell>
          <table:table-cell table:style-name="ce6" table:formula="of:=[$energy_consumption_time.C12]/1000" office:value-type="float" office:value="15.42204" calcext:value-type="float">
            <text:p>15.42</text:p>
          </table:table-cell>
          <table:table-cell table:style-name="ce6" table:formula="of:=[$energy_consumption_time.D12]/1000" office:value-type="float" office:value="46.57995" calcext:value-type="float">
            <text:p>46.58</text:p>
          </table:table-cell>
          <table:table-cell table:style-name="ce6" table:formula="of:=[$energy_consumption_time.E12]/1000" office:value-type="float" office:value="37.47345" calcext:value-type="float">
            <text:p>37.47</text:p>
          </table:table-cell>
        </table:table-row>
        <table:table-row table:style-name="ro2">
          <table:table-cell table:style-name="ce5" table:formula="of:=[$energy_consumption_time.A13]" office:value-type="float" office:value="2015" calcext:value-type="float">
            <text:p>2015</text:p>
          </table:table-cell>
          <table:table-cell table:style-name="ce6" table:formula="of:=[$energy_consumption_time.F13]/1000" office:value-type="float" office:value="144.36979" calcext:value-type="float">
            <text:p>144.37</text:p>
          </table:table-cell>
          <table:table-cell table:style-name="ce6" table:formula="of:=[$energy_consumption_time.B13]/1000" office:value-type="float" office:value="45.79446" calcext:value-type="float">
            <text:p>45.79</text:p>
          </table:table-cell>
          <table:table-cell table:style-name="ce6" table:formula="of:=[$energy_consumption_time.C13]/1000" office:value-type="float" office:value="16.57576" calcext:value-type="float">
            <text:p>16.58</text:p>
          </table:table-cell>
          <table:table-cell table:style-name="ce6" table:formula="of:=[$energy_consumption_time.D13]/1000" office:value-type="float" office:value="44.53399" calcext:value-type="float">
            <text:p>44.53</text:p>
          </table:table-cell>
          <table:table-cell table:style-name="ce6" table:formula="of:=[$energy_consumption_time.E13]/1000" office:value-type="float" office:value="37.46558" calcext:value-type="float">
            <text:p>37.47</text:p>
          </table:table-cell>
        </table:table-row>
        <table:table-row table:style-name="ro2">
          <table:table-cell table:style-name="ce5" table:formula="of:=[$energy_consumption_time.A14]" office:value-type="float" office:value="2016" calcext:value-type="float">
            <text:p>2016</text:p>
          </table:table-cell>
          <table:table-cell table:style-name="ce6" table:formula="of:=[$energy_consumption_time.F14]/1000" office:value-type="float" office:value="144.94733" calcext:value-type="float">
            <text:p>144.95</text:p>
          </table:table-cell>
          <table:table-cell table:style-name="ce6" table:formula="of:=[$energy_consumption_time.B14]/1000" office:value-type="float" office:value="46.82366" calcext:value-type="float">
            <text:p>46.82</text:p>
          </table:table-cell>
          <table:table-cell table:style-name="ce6" table:formula="of:=[$energy_consumption_time.C14]/1000" office:value-type="float" office:value="16.27464" calcext:value-type="float">
            <text:p>16.27</text:p>
          </table:table-cell>
          <table:table-cell table:style-name="ce6" table:formula="of:=[$energy_consumption_time.D14]/1000" office:value-type="float" office:value="44.11304" calcext:value-type="float">
            <text:p>44.11</text:p>
          </table:table-cell>
          <table:table-cell table:style-name="ce6" table:formula="of:=[$energy_consumption_time.E14]/1000" office:value-type="float" office:value="37.73599" calcext:value-type="float">
            <text:p>37.74</text:p>
          </table:table-cell>
        </table:table-row>
        <table:table-row table:style-name="ro2">
          <table:table-cell table:style-name="ce5" table:formula="of:=[$energy_consumption_time.A15]" office:value-type="float" office:value="2017" calcext:value-type="float">
            <text:p>2017</text:p>
          </table:table-cell>
          <table:table-cell table:style-name="ce6" table:formula="of:=[$energy_consumption_time.F15]/1000" office:value-type="float" office:value="149.02647" calcext:value-type="float">
            <text:p>149.03</text:p>
          </table:table-cell>
          <table:table-cell table:style-name="ce6" table:formula="of:=[$energy_consumption_time.B15]/1000" office:value-type="float" office:value="49.0967" calcext:value-type="float">
            <text:p>49.10</text:p>
          </table:table-cell>
          <table:table-cell table:style-name="ce6" table:formula="of:=[$energy_consumption_time.C15]/1000" office:value-type="float" office:value="16.37127" calcext:value-type="float">
            <text:p>16.37</text:p>
          </table:table-cell>
          <table:table-cell table:style-name="ce6" table:formula="of:=[$energy_consumption_time.D15]/1000" office:value-type="float" office:value="44.71953" calcext:value-type="float">
            <text:p>44.72</text:p>
          </table:table-cell>
          <table:table-cell table:style-name="ce6" table:formula="of:=[$energy_consumption_time.E15]/1000" office:value-type="float" office:value="38.83897" calcext:value-type="float">
            <text:p>38.84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/>
          <table:table-cell table:style-name="ce6" table:number-columns-repeated="4"/>
        </table:table-row>
        <table:table-row table:style-name="ro2">
          <table:table-cell office:value-type="string" calcext:value-type="string">
            <text:p>SYMBOLS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YAXI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GENDX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GENDY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AXISTITLE</text:p>
          </table:table-cell>
          <table:table-cell office:value-type="string" calcext:value-type="string">
            <text:p>Final energy consumption / 1000 GW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AXISTITLE2</text:p>
          </table:table-cell>
          <table:table-cell office:value-type="string" calcext:value-type="string">
            <text:p>Total final energy consumption / 1000 GW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MAX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MAX2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lectricity_sales" table:style-name="ta2">
        <table:table-column table:style-name="co6" table:default-cell-style-name="ce3"/>
        <table:table-column table:style-name="co2" table:number-columns-repeated="3" table:default-cell-style-name="ce8"/>
        <table:table-column table:style-name="co3" table:number-columns-repeated="1020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Non-domestic</text:p>
          </table:table-cell>
          <table:table-cell table:style-name="ce2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392" calcext:value-type="float">
            <text:p>12,392</text:p>
          </table:table-cell>
          <table:table-cell office:value-type="float" office:value="17114" calcext:value-type="float">
            <text:p>17,114</text:p>
          </table:table-cell>
          <table:table-cell office:value-type="float" office:value="29506" calcext:value-type="float">
            <text:p>29,506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117" calcext:value-type="float">
            <text:p>12,117</text:p>
          </table:table-cell>
          <table:table-cell office:value-type="float" office:value="17311" calcext:value-type="float">
            <text:p>17,311</text:p>
          </table:table-cell>
          <table:table-cell office:value-type="float" office:value="29428" calcext:value-type="float">
            <text:p>29,428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001" calcext:value-type="float">
            <text:p>12,001</text:p>
          </table:table-cell>
          <table:table-cell office:value-type="float" office:value="16961" calcext:value-type="float">
            <text:p>16,961</text:p>
          </table:table-cell>
          <table:table-cell office:value-type="float" office:value="28962" calcext:value-type="float">
            <text:p>28,962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578" calcext:value-type="float">
            <text:p>11,578</text:p>
          </table:table-cell>
          <table:table-cell office:value-type="float" office:value="16732" calcext:value-type="float">
            <text:p>16,732</text:p>
          </table:table-cell>
          <table:table-cell office:value-type="float" office:value="28310" calcext:value-type="float">
            <text:p>28,310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435" calcext:value-type="float">
            <text:p>11,435</text:p>
          </table:table-cell>
          <table:table-cell office:value-type="float" office:value="15632" calcext:value-type="float">
            <text:p>15,632</text:p>
          </table:table-cell>
          <table:table-cell office:value-type="float" office:value="27067" calcext:value-type="float">
            <text:p>27,067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372" calcext:value-type="float">
            <text:p>11,372</text:p>
          </table:table-cell>
          <table:table-cell office:value-type="float" office:value="16019" calcext:value-type="float">
            <text:p>16,019</text:p>
          </table:table-cell>
          <table:table-cell office:value-type="float" office:value="27391" calcext:value-type="float">
            <text:p>27,391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150" calcext:value-type="float">
            <text:p>11,150</text:p>
          </table:table-cell>
          <table:table-cell office:value-type="float" office:value="15508" calcext:value-type="float">
            <text:p>15,508</text:p>
          </table:table-cell>
          <table:table-cell office:value-type="float" office:value="26658" calcext:value-type="float">
            <text:p>26,658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958" calcext:value-type="float">
            <text:p>10,958</text:p>
          </table:table-cell>
          <table:table-cell office:value-type="float" office:value="15219" calcext:value-type="float">
            <text:p>15,219</text:p>
          </table:table-cell>
          <table:table-cell office:value-type="float" office:value="26177" calcext:value-type="float">
            <text:p>26,177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9" office:value-type="float" office:value="10652.6039171" calcext:value-type="float">
            <text:p>10,653</text:p>
          </table:table-cell>
          <table:table-cell table:style-name="ce9" office:value-type="float" office:value="15220.29661795" calcext:value-type="float">
            <text:p>15,220</text:p>
          </table:table-cell>
          <table:table-cell table:style-name="ce9" office:value-type="float" office:value="25872.90053505" calcext:value-type="float">
            <text:p>25,873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float" office:value="10763.06688" calcext:value-type="float">
            <text:p>10,763</text:p>
          </table:table-cell>
          <table:table-cell table:style-name="ce9" office:value-type="float" office:value="14559.3742999999" calcext:value-type="float">
            <text:p>14,559</text:p>
          </table:table-cell>
          <table:table-cell table:style-name="ce9" office:value-type="float" office:value="25322.4411799999" calcext:value-type="float">
            <text:p>25,322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9" office:value-type="float" office:value="10621.076432" calcext:value-type="float">
            <text:p>10,621</text:p>
          </table:table-cell>
          <table:table-cell table:style-name="ce9" office:value-type="float" office:value="14023.65006" calcext:value-type="float">
            <text:p>14,024</text:p>
          </table:table-cell>
          <table:table-cell table:style-name="ce9" office:value-type="float" office:value="24644.726492" calcext:value-type="float">
            <text:p>24,645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9" office:value-type="float" office:value="10148.8142599999" calcext:value-type="float">
            <text:p>10,149</text:p>
          </table:table-cell>
          <table:table-cell table:style-name="ce9" office:value-type="float" office:value="13921.905874" calcext:value-type="float">
            <text:p>13,922</text:p>
          </table:table-cell>
          <table:table-cell table:style-name="ce9" office:value-type="float" office:value="24070.7201339999" calcext:value-type="float">
            <text:p>24,071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9" office:value-type="float" office:value="10011.096131" calcext:value-type="float">
            <text:p>10,011</text:p>
          </table:table-cell>
          <table:table-cell table:style-name="ce9" office:value-type="float" office:value="14136.42084" calcext:value-type="float">
            <text:p>14,136</text:p>
          </table:table-cell>
          <table:table-cell table:style-name="ce9" office:value-type="float" office:value="24147.516971" calcext:value-type="float">
            <text:p>24,148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9" office:value-type="float" office:value="9686.09221199999" calcext:value-type="float">
            <text:p>9,686</text:p>
          </table:table-cell>
          <table:table-cell table:style-name="ce9" office:value-type="float" office:value="14509.3827079999" calcext:value-type="float">
            <text:p>14,509</text:p>
          </table:table-cell>
          <table:table-cell table:style-name="ce9" office:value-type="float" office:value="24195.4749199999" calcext:value-type="float">
            <text:p>24,19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eline 2005/2007</text:p>
          </table:table-cell>
          <table:table-cell office:value-type="float" office:value="12170" calcext:value-type="float">
            <text:p>12,170</text:p>
          </table:table-cell>
          <table:table-cell table:style-name="ce9" office:value-type="float" office:value="17128.6666666667" calcext:value-type="float">
            <text:p>17,129</text:p>
          </table:table-cell>
          <table:table-cell table:style-name="ce9" office:value-type="float" office:value="29298.6666666667" calcext:value-type="float">
            <text:p>29,299</text:p>
          </table:table-cell>
          <table:table-cell table:number-columns-repeated="1020"/>
        </table:table-row>
      </table:table>
      <table:table table:name="CSV_electricity_sales" table:style-name="ta2">
        <table:table-column table:style-name="co4" table:default-cell-style-name="Default"/>
        <table:table-column table:style-name="co7" table:default-cell-style-name="ce10"/>
        <table:table-column table:style-name="co4" table:default-cell-style-name="ce10"/>
        <table:table-row table:style-name="ro2">
          <table:table-cell table:formula="of:=[$electricity_sales.A1]" office:value-type="string" office:string-value="Year" calcext:value-type="string">
            <text:p>Year</text:p>
          </table:table-cell>
          <table:table-cell table:style-name="Default" table:formula="of:=[$electricity_sales.C1]" office:value-type="string" office:string-value="Non-domestic" calcext:value-type="string">
            <text:p>Non-domestic</text:p>
          </table:table-cell>
          <table:table-cell table:style-name="Default" table:formula="of:=[$electricity_sales.B1]" office:value-type="string" office:string-value="Domestic" calcext:value-type="string">
            <text:p>Domestic</text:p>
          </table:table-cell>
        </table:table-row>
        <table:table-row table:style-name="ro2">
          <table:table-cell table:formula="of:=[$electricity_sales.A2]" office:value-type="float" office:value="2005" calcext:value-type="float">
            <text:p>2005</text:p>
          </table:table-cell>
          <table:table-cell table:formula="of:=[$electricity_sales.C2]/1000" office:value-type="float" office:value="17.114" calcext:value-type="float">
            <text:p>17.114</text:p>
          </table:table-cell>
          <table:table-cell table:formula="of:=[$electricity_sales.B2]/1000" office:value-type="float" office:value="12.392" calcext:value-type="float">
            <text:p>12.392</text:p>
          </table:table-cell>
        </table:table-row>
        <table:table-row table:style-name="ro2">
          <table:table-cell table:formula="of:=[$electricity_sales.A3]" office:value-type="float" office:value="2006" calcext:value-type="float">
            <text:p>2006</text:p>
          </table:table-cell>
          <table:table-cell table:formula="of:=[$electricity_sales.C3]/1000" office:value-type="float" office:value="17.311" calcext:value-type="float">
            <text:p>17.311</text:p>
          </table:table-cell>
          <table:table-cell table:formula="of:=[$electricity_sales.B3]/1000" office:value-type="float" office:value="12.117" calcext:value-type="float">
            <text:p>12.117</text:p>
          </table:table-cell>
        </table:table-row>
        <table:table-row table:style-name="ro2">
          <table:table-cell table:formula="of:=[$electricity_sales.A4]" office:value-type="float" office:value="2007" calcext:value-type="float">
            <text:p>2007</text:p>
          </table:table-cell>
          <table:table-cell table:formula="of:=[$electricity_sales.C4]/1000" office:value-type="float" office:value="16.961" calcext:value-type="float">
            <text:p>16.961</text:p>
          </table:table-cell>
          <table:table-cell table:formula="of:=[$electricity_sales.B4]/1000" office:value-type="float" office:value="12.001" calcext:value-type="float">
            <text:p>12.001</text:p>
          </table:table-cell>
        </table:table-row>
        <table:table-row table:style-name="ro2">
          <table:table-cell table:formula="of:=[$electricity_sales.A5]" office:value-type="float" office:value="2008" calcext:value-type="float">
            <text:p>2008</text:p>
          </table:table-cell>
          <table:table-cell table:formula="of:=[$electricity_sales.C5]/1000" office:value-type="float" office:value="16.732" calcext:value-type="float">
            <text:p>16.732</text:p>
          </table:table-cell>
          <table:table-cell table:formula="of:=[$electricity_sales.B5]/1000" office:value-type="float" office:value="11.578" calcext:value-type="float">
            <text:p>11.578</text:p>
          </table:table-cell>
        </table:table-row>
        <table:table-row table:style-name="ro2">
          <table:table-cell table:formula="of:=[$electricity_sales.A6]" office:value-type="float" office:value="2009" calcext:value-type="float">
            <text:p>2009</text:p>
          </table:table-cell>
          <table:table-cell table:formula="of:=[$electricity_sales.C6]/1000" office:value-type="float" office:value="15.632" calcext:value-type="float">
            <text:p>15.632</text:p>
          </table:table-cell>
          <table:table-cell table:formula="of:=[$electricity_sales.B6]/1000" office:value-type="float" office:value="11.435" calcext:value-type="float">
            <text:p>11.435</text:p>
          </table:table-cell>
        </table:table-row>
        <table:table-row table:style-name="ro2">
          <table:table-cell table:formula="of:=[$electricity_sales.A7]" office:value-type="float" office:value="2010" calcext:value-type="float">
            <text:p>2010</text:p>
          </table:table-cell>
          <table:table-cell table:formula="of:=[$electricity_sales.C7]/1000" office:value-type="float" office:value="16.019" calcext:value-type="float">
            <text:p>16.019</text:p>
          </table:table-cell>
          <table:table-cell table:formula="of:=[$electricity_sales.B7]/1000" office:value-type="float" office:value="11.372" calcext:value-type="float">
            <text:p>11.372</text:p>
          </table:table-cell>
        </table:table-row>
        <table:table-row table:style-name="ro2">
          <table:table-cell table:formula="of:=[$electricity_sales.A8]" office:value-type="float" office:value="2011" calcext:value-type="float">
            <text:p>2011</text:p>
          </table:table-cell>
          <table:table-cell table:formula="of:=[$electricity_sales.C8]/1000" office:value-type="float" office:value="15.508" calcext:value-type="float">
            <text:p>15.508</text:p>
          </table:table-cell>
          <table:table-cell table:formula="of:=[$electricity_sales.B8]/1000" office:value-type="float" office:value="11.15" calcext:value-type="float">
            <text:p>11.150</text:p>
          </table:table-cell>
        </table:table-row>
        <table:table-row table:style-name="ro2">
          <table:table-cell table:formula="of:=[$electricity_sales.A9]" office:value-type="float" office:value="2012" calcext:value-type="float">
            <text:p>2012</text:p>
          </table:table-cell>
          <table:table-cell table:formula="of:=[$electricity_sales.C9]/1000" office:value-type="float" office:value="15.219" calcext:value-type="float">
            <text:p>15.219</text:p>
          </table:table-cell>
          <table:table-cell table:formula="of:=[$electricity_sales.B9]/1000" office:value-type="float" office:value="10.958" calcext:value-type="float">
            <text:p>10.958</text:p>
          </table:table-cell>
        </table:table-row>
        <table:table-row table:style-name="ro2">
          <table:table-cell table:formula="of:=[$electricity_sales.A10]" office:value-type="float" office:value="2013" calcext:value-type="float">
            <text:p>2013</text:p>
          </table:table-cell>
          <table:table-cell table:formula="of:=[$electricity_sales.C10]/1000" office:value-type="float" office:value="15.22029661795" calcext:value-type="float">
            <text:p>15.220</text:p>
          </table:table-cell>
          <table:table-cell table:formula="of:=[$electricity_sales.B10]/1000" office:value-type="float" office:value="10.6526039171" calcext:value-type="float">
            <text:p>10.653</text:p>
          </table:table-cell>
        </table:table-row>
        <table:table-row table:style-name="ro2">
          <table:table-cell table:formula="of:=[$electricity_sales.A11]" office:value-type="float" office:value="2014" calcext:value-type="float">
            <text:p>2014</text:p>
          </table:table-cell>
          <table:table-cell table:formula="of:=[$electricity_sales.C11]/1000" office:value-type="float" office:value="14.5593742999999" calcext:value-type="float">
            <text:p>14.559</text:p>
          </table:table-cell>
          <table:table-cell table:formula="of:=[$electricity_sales.B11]/1000" office:value-type="float" office:value="10.76306688" calcext:value-type="float">
            <text:p>10.763</text:p>
          </table:table-cell>
        </table:table-row>
        <table:table-row table:style-name="ro2">
          <table:table-cell table:formula="of:=[$electricity_sales.A12]" office:value-type="float" office:value="2015" calcext:value-type="float">
            <text:p>2015</text:p>
          </table:table-cell>
          <table:table-cell table:formula="of:=[$electricity_sales.C12]/1000" office:value-type="float" office:value="14.02365006" calcext:value-type="float">
            <text:p>14.024</text:p>
          </table:table-cell>
          <table:table-cell table:formula="of:=[$electricity_sales.B12]/1000" office:value-type="float" office:value="10.621076432" calcext:value-type="float">
            <text:p>10.621</text:p>
          </table:table-cell>
        </table:table-row>
        <table:table-row table:style-name="ro2">
          <table:table-cell table:formula="of:=[$electricity_sales.A13]" office:value-type="float" office:value="2016" calcext:value-type="float">
            <text:p>2016</text:p>
          </table:table-cell>
          <table:table-cell table:formula="of:=[$electricity_sales.C13]/1000" office:value-type="float" office:value="13.921905874" calcext:value-type="float">
            <text:p>13.922</text:p>
          </table:table-cell>
          <table:table-cell table:formula="of:=[$electricity_sales.B13]/1000" office:value-type="float" office:value="10.1488142599999" calcext:value-type="float">
            <text:p>10.149</text:p>
          </table:table-cell>
        </table:table-row>
        <table:table-row table:style-name="ro2">
          <table:table-cell table:formula="of:=[$electricity_sales.A14]" office:value-type="float" office:value="2017" calcext:value-type="float">
            <text:p>2017</text:p>
          </table:table-cell>
          <table:table-cell table:formula="of:=[$electricity_sales.C14]/1000" office:value-type="float" office:value="14.13642084" calcext:value-type="float">
            <text:p>14.136</text:p>
          </table:table-cell>
          <table:table-cell table:formula="of:=[$electricity_sales.B14]/1000" office:value-type="float" office:value="10.011096131" calcext:value-type="float">
            <text:p>10.011</text:p>
          </table:table-cell>
        </table:table-row>
        <table:table-row table:style-name="ro2">
          <table:table-cell table:formula="of:=[$electricity_sales.A15]" office:value-type="float" office:value="2018" calcext:value-type="float">
            <text:p>2018</text:p>
          </table:table-cell>
          <table:table-cell table:formula="of:=[$electricity_sales.C15]/1000" office:value-type="float" office:value="14.5093827079999" calcext:value-type="float">
            <text:p>14.509</text:p>
          </table:table-cell>
          <table:table-cell table:formula="of:=[$electricity_sales.B15]/1000" office:value-type="float" office:value="9.68609221199999" calcext:value-type="float">
            <text:p>9.686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ce11"/>
          <table:table-cell table:style-name="Default"/>
        </table:table-row>
        <table:table-row table:style-name="ro2">
          <table:table-cell office:value-type="string" calcext:value-type="string">
            <text:p>SYMBOLS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ce11" office:value-type="string" calcext:value-type="string">
            <text:p>Electricity sales / 1000 GWh</text:p>
          </table:table-cell>
          <table:table-cell table:style-name="Default"/>
        </table:table-row>
        <table:table-row table:style-name="ro2" table:number-rows-repeated="5"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energy_consumption_time.A3:energy_consumption_time.F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CSV_energy_consumption_time.A2:CSV_energy_consumption_time.F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lectricity_sales.A2:electricity_sales.D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4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45">
      <number:text>£</number:text>
      <number:number number:decimal-places="2" loext:min-decimal-places="2" number:min-integer-digits="1" number:grouping="true"/>
    </number:number-style>
    <number:currency-style style:name="N146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percentage-style style:name="N147">
      <number:number number:decimal-places="1" loext:min-decimal-places="1" number:min-integer-digits="1"/>
      <number:text>%</number:text>
    </number:percentage-style>
    <number:number-style style:name="N148P0" style:volatile="true">
      <number:number number:decimal-places="0" loext:min-decimal-places="0" number:min-integer-digits="1" number:grouping="true"/>
    </number:number-style>
    <number:number-style style:name="N14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loext:min-decimal-places="1" number:min-integer-digits="1"/>
    </number:number-style>
    <number:currency-style style:name="N154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4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4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4P0"/>
      <style:map style:condition="value()&lt;0" style:apply-style-name="N154P1"/>
    </number:currency-style>
    <number:number-style style:name="N155">
      <number:number number:decimal-places="1" loext:min-decimal-places="1" number:min-integer-digits="1" number:grouping="true"/>
    </number:number-style>
    <number:number-style style:name="N156">
      <number:number number:min-integer-digits="1"/>
      <number:text> </number:text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P1" style:volatile="true">
      <number:text>-</number:text>
      <number:number number:decimal-places="0" loext:min-decimal-places="0" number:min-integer-digits="1" number:grouping="true"/>
    </number:number-style>
    <number:number-style style:name="N157">
      <number:text>-</number:text>
      <style:map style:condition="value()&gt;0.5" style:apply-style-name="N157P0"/>
      <style:map style:condition="value()&lt;-0.5" style:apply-style-name="N157P1"/>
    </number:number-style>
    <number:number-style style:name="N158P0" style:volatile="true">
      <number:number number:decimal-places="1" loext:min-decimal-places="1" number:min-integer-digits="1" number:grouping="true"/>
      <number:text> </number:text>
    </number:number-style>
    <number:number-style style:name="N158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9">
      <number:text>-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0">
      <number:text>- </number:text>
      <style:map style:condition="value()&gt;0" style:apply-style-name="N160P0"/>
      <style:map style:condition="value()&lt;0" style:apply-style-name="N160P1"/>
    </number:number-style>
    <number:currency-style style:name="N161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1P1" style:volatile="true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1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2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2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1" loext:min-decimal-places="1" number:min-integer-digits="1" number:grouping="true"/>
    </number:number-style>
    <number:number-style style:name="N163P1" style:volatile="true">
      <number:text>-</number:text>
      <number:number number:decimal-places="1" loext:min-decimal-places="1" number:min-integer-digits="1" number:grouping="true"/>
    </number:number-style>
    <number:number-style style:name="N163">
      <number:text>-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-</number:text>
      <number:number number:decimal-places="2" loext:min-decimal-places="2" number:min-integer-digits="1" number:grouping="true"/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-</number:text>
      <number:number number:decimal-places="0" loext:min-decimal-places="0" number:min-integer-digits="1" number:grouping="true"/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1" loext:min-decimal-places="11" number:min-integer-digits="1"/>
    </number:number-style>
    <number:number-style style:name="N168">
      <number:number number:decimal-places="3" loext:min-decimal-places="3" number:min-integer-digits="1" number:grouping="true"/>
    </number:number-style>
    <number:number-style style:name="N169">
      <number:number number:decimal-places="5" loext:min-decimal-places="5" number:min-integer-digits="1" number:grouping="true"/>
    </number:number-style>
    <number:number-style style:name="N170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5" loext:min-decimal-places="5" number:min-integer-digits="1" number:grouping="true"/>
      <number:text> </number:text>
    </number:number-style>
    <number:number-style style:name="N171">
      <number:text>-</number:text>
      <number:number number:decimal-places="5" loext:min-decimal-places="5" number:min-integer-digits="1" number:grouping="true"/>
      <number:text> </number:text>
      <style:map style:condition="value()&gt;=0" style:apply-style-name="N171P0"/>
    </number:number-style>
    <number:number-style style:name="N172">
      <number:number number:decimal-places="4" loext:min-decimal-places="4" number:min-integer-digits="1"/>
    </number:number-style>
    <number:number-style style:name="N173P0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4" loext:min-decimal-places="4" number:min-integer-digits="1" number:grouping="true"/>
    </number:number-style>
    <number:number-style style:name="N175">
      <number:number number:decimal-places="0" loext:min-decimal-places="0" number:min-integer-digits="1">
        <number:embedded-text number:position="3">  </number:embedded-text>
      </number:number>
    </number:number-style>
    <number:number-style style:name="N176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">
      <number:number number:decimal-places="3" loext:min-decimal-places="3" number:min-integer-digits="1"/>
    </number:number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13" loext:min-decimal-places="13" number:min-integer-digits="1"/>
    </number:number-style>
    <number:percentage-style style:name="N181">
      <number:number number:decimal-places="16" loext:min-decimal-places="16" number:min-integer-digits="1"/>
      <number:text>%</number:text>
    </number:percentage-style>
    <number:number-style style:name="N182">
      <number:number number:decimal-places="7" loext:min-decimal-places="7" number:min-integer-digits="1"/>
    </number:number-style>
    <number:number-style style:name="N183">
      <number:number number:decimal-places="6" loext:min-decimal-places="6" number:min-integer-digits="1"/>
    </number:number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">
      <number:text>-</number:text>
      <number:number number:decimal-places="2" loext:min-decimal-places="2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5" loext:min-decimal-places="5" number:min-integer-digits="1"/>
    </number:number-style>
    <number:number-style style:name="N186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8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88">
      <number:number number:decimal-places="6" loext:min-decimal-places="6" number:min-integer-digits="1" number:grouping="true"/>
    </number:number-style>
    <number:date-style style:name="N10111" number:language="en" number:country="GB">
      <number:month number:textual="true"/>
      <number:text>-</number:text>
      <number:year/>
    </number:date-style>
    <number:number-style style:name="N10112P0" style:volatile="true" number:language="en" number:country="GB">
      <number:number number:decimal-places="2" loext:min-decimal-places="2" number:min-integer-digits="1" number:grouping="true"/>
    </number:number-style>
    <number:number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0" loext:min-decimal-places="0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5.2$Linux_X86_64 LibreOffice_project/40$Build-2</meta:generator>
    <dc:date>2020-09-07T14:35:39.573282184</dc:date>
    <dc:creator>Andrew Conway</dc:creator>
    <meta:editing-duration>PT2H30M30S</meta:editing-duration>
    <meta:editing-cycles>2</meta:editing-cycles>
    <meta:document-statistic meta:table-count="4" meta:cell-count="305" meta:object-count="0"/>
  </office:meta>
</office:document-meta>
</file>